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B7F130BBCCE3DE39.jpg" manifest:media-type="image/jpeg"/>
  <manifest:file-entry manifest:full-path="Pictures/1000020100000373000000CF02DE7574CC30BEBD.png" manifest:media-type="image/png"/>
  <manifest:file-entry manifest:full-path="Pictures/1000000000000034000000343FB3F43192A0E2AE.jpg" manifest:media-type="image/jpeg"/>
  <manifest:file-entry manifest:full-path="Pictures/100002010000002E0000002E9ED62C2788CE406B.png" manifest:media-type="image/png"/>
  <manifest:file-entry manifest:full-path="Pictures/100002010000012C000000EA61E54A5F3885EE6C.png" manifest:media-type="image/png"/>
  <manifest:file-entry manifest:full-path="Pictures/100000000000034A000001B8AA3D221FF69E1C5C.jpg" manifest:media-type="image/jpeg"/>
  <manifest:file-entry manifest:full-path="Pictures/100002010000089800000205F01FBB13861C5833.png" manifest:media-type="image/png"/>
  <manifest:file-entry manifest:full-path="Pictures/100000000000013B000000A0A46058A6A51A8802.jpg" manifest:media-type="image/jpe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outline1">
      <style:graphic-properties fo:min-height="8.893cm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8" style:family="presentation" style:parent-style-name="Title_20_and_20_Content-notes">
      <style:graphic-properties draw:fill-color="#ffffff" fo:min-height="13.365cm"/>
    </style:style>
    <style:style style:name="pr9" style:family="presentation" style:parent-style-name="Title_20_and_20_Content-title">
      <style:graphic-properties draw:auto-grow-height="true" fo:min-height="0.888cm"/>
    </style:style>
    <style:style style:name="pr10" style:family="presentation" style:parent-style-name="Title_20_and_20_Content-title">
      <style:graphic-properties fo:min-height="0.888cm"/>
    </style:style>
    <style:style style:name="pr11" style:family="presentation" style:parent-style-name="Title_20_and_20_Content-subtitle">
      <style:graphic-properties draw:fill-color="#ffffff" fo:min-height="4.12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color="#006699" fo:font-size="16pt"/>
    </style:style>
    <style:style style:name="P4" style:family="paragraph">
      <style:text-properties fo:color="#006699" fo:font-size="20pt" style:font-size-asian="20pt" style:font-size-complex="20pt"/>
    </style:style>
    <style:style style:name="P5" style:family="paragraph">
      <style:text-properties fo:color="#006699"/>
    </style:style>
    <style:style style:name="P6" style:family="paragraph">
      <style:text-properties fo:font-size="20pt"/>
    </style:style>
    <style:style style:name="P7" style:family="paragraph">
      <style:paragraph-properties fo:text-align="start" style:font-independent-line-spacing="true"/>
      <style:text-properties fo:color="#006699"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6pt"/>
    </style:style>
    <style:style style:name="P9" style:family="paragraph">
      <style:text-properties fo:color="#006699" fo:font-size="20pt"/>
    </style:style>
    <style:style style:name="T1" style:family="text">
      <style:text-properties fo:color="#ffffff" fo:font-size="20pt"/>
    </style:style>
    <style:style style:name="T2" style:family="text">
      <style:text-properties fo:color="#006699" fo:font-size="16pt"/>
    </style:style>
    <style:style style:name="T3" style:family="text">
      <style:text-properties fo:color="#006699" fo:font-size="20pt" style:font-size-asian="20pt" style:font-size-complex="20pt"/>
    </style:style>
    <style:style style:name="T4" style:family="text">
      <style:text-properties fo:color="#006699"/>
    </style:style>
    <style:style style:name="T5" style:family="text">
      <style:text-properties fo:font-size="16pt"/>
    </style:style>
    <style:style style:name="T6" style:family="text">
      <style:text-properties fo:color="#006699" fo:font-size="20pt"/>
    </style:style>
    <style:style style:name="T7" style:family="text">
      <style:text-properties fo:color="#006699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99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586cm" svg:y="5.715cm" presentation:class="title" presentation:user-transformed="true">
          <draw:text-box>
            <text:p text:style-name="P1"><text:span text:style-name="T1">FUNCTIONS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<text:s text:c="49"/></text:span><text:span text:style-name="T2">NEHA GORE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presentation:style-name="Title_20_and_20_Content-title" draw:text-style-name="P4" draw:layer="layout" svg:width="18.202cm" svg:height="0.831cm" svg:x="0.212cm" svg:y="0.198cm" presentation:class="title" presentation:user-transformed="true">
          <draw:text-box>
            <text:p><text:span text:style-name="T3">Contents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Functions</text:span></text:p>
              </text:list-item>
              <text:list-item>
                <text:p><text:span text:style-name="T4">Function declaration and definition</text:span></text:p>
              </text:list-item>
              <text:list-item>
                <text:p><text:span text:style-name="T4">Scope of a function</text:span></text:p>
              </text:list-item>
              <text:list-item>
                <text:p><text:span text:style-name="T4">Function arguments</text:span></text:p>
              </text:list-item>
              <text:list-item>
                <text:p><text:span text:style-name="T4">Recurs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6" draw:text-style-name="P7" draw:layer="layout" svg:width="18.202cm" svg:height="0.888cm" svg:x="0.212cm" svg:y="0.169cm" presentation:class="title" presentation:user-transformed="true">
          <draw:text-box>
            <text:p><text:span text:style-name="T3">Functions</text:span></text:p>
          </draw:text-box>
        </draw:frame>
        <draw:frame draw:name="Content Placeholder 4" presentation:style-name="pr7" draw:text-style-name="P8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Function is a group of statement that together perform a particular task. </text:span></text:p>
              </text:list-item>
              <text:list-item>
                <text:p text:style-name="P1"><text:span text:style-name="T2">Functions are the building block of c .</text:span></text:p>
                <text:p text:style-name="P1"><text:span text:style-name="T5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9" draw:text-style-name="P4" draw:layer="layout" svg:width="18.202cm" svg:height="0.888cm" svg:x="0.212cm" svg:y="0.169cm" presentation:class="title">
          <draw:text-box>
            <text:p><text:span text:style-name="T3">Applications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Easy to understand,easy to debug.</text:span></text:p>
              </text:list-item>
              <text:list-item>
                <text:p><text:span text:style-name="T4">Repetition of code is avoided</text:span></text:p>
              </text:list-item>
              <text:list-item>
                <text:p><text:span text:style-name="T4">Difficult problem is divided into subproblem .Hence divide and conquer technique is used.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10" draw:text-style-name="P9" draw:layer="layout" svg:width="18.202cm" svg:height="0.888cm" svg:x="0.212cm" svg:y="0.169cm" presentation:class="title" presentation:user-transformed="true">
          <draw:text-box>
            <text:p><text:span text:style-name="T6">Function declaration and definition</text:span></text:p>
          </draw:text-box>
        </draw:frame>
        <draw:frame presentation:style-name="pr4" draw:text-style-name="P5" draw:layer="layout" svg:width="19.616cm" svg:height="9.143cm" svg:x="0.376cm" svg:y="1.482cm" presentation:class="outline" presentation:user-transformed="true">
          <draw:text-box>
            <text:list text:style-name="L3">
              <text:list-item>
                <text:p><text:span text:style-name="T4">Function declaration:</text:span></text:p>
                <text:p><text:span text:style-name="T4">return_type function_name( parameter list );</text:span></text:p>
              </text:list-item>
              <text:list-item>
                <text:p><text:span text:style-name="T4">Function definition</text:span></text:p>
              </text:list-item>
            </text:list>
            <text:p><text:span text:style-name="T4"><text:s text:c="7"/></text:span><text:span text:style-name="T4">return_type function_name( parameter list)</text:span></text:p>
            <text:p><text:span text:style-name="T4"><text:s text:c="6"/></text:span><text:span text:style-name="T4">{</text:span></text:p>
            <text:p><text:span text:style-name="T4"><text:s text:c="10"/></text:span><text:span text:style-name="T4">Body of the function;</text:span></text:p>
            <text:p><text:span text:style-name="T4"><text:s text:c="7"/></text:span><text:span text:style-name="T4">}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draw:frame presentation:style-name="Title_20_and_20_Content-title" draw:text-style-name="P4" draw:layer="layout" svg:width="18.202cm" svg:height="0.831cm" svg:x="0.212cm" svg:y="0.198cm" presentation:class="title" presentation:user-transformed="true">
          <draw:text-box>
            <text:p><text:span text:style-name="T3">Calling And Called Function</text:span></text:p>
          </draw:text-box>
        </draw:frame>
        <draw:frame presentation:style-name="pr4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7">int main()</text:span></text:p>
                <text:p><text:span text:style-name="T7">{</text:span></text:p>
                <text:list>
                  <text:list-header>
                    <text:p><text:span text:style-name="T7">int a = 10;</text:span></text:p>
                    <text:p><text:span text:style-name="T7">int b = 20;</text:span></text:p>
                    <text:p><text:span text:style-name="T7">sum(a, b);</text:span></text:p>
                    <text:p><text:span text:style-name="T7">return 0;</text:span></text:p>
                  </text:list-header>
                </text:list>
                <text:p><text:span text:style-name="T7">}</text:span></text:p>
                <text:p><text:span text:style-name="T7">int sum(int x, int y);</text:span></text:p>
                <text:p><text:span text:style-name="T7">{</text:span></text:p>
                <text:list>
                  <text:list-header>
                    <text:p><text:span text:style-name="T7">int z;</text:span></text:p>
                    <text:p><text:span text:style-name="T7">z = x + y;</text:span></text:p>
                    <text:p><text:span text:style-name="T7">printf(“z = %d”, z);</text:span></text:p>
                    <text:p><text:span text:style-name="T7">return 0;</text:span></text:p>
                  </text:list-header>
                </text:list>
                <text:p><text:span text:style-name="T7">}</text:span></text:p>
                <text:p><text:span text:style-name="T8"/></text:p>
                <text:p/>
                <text:p/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Parameters And Arguments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Arguments / actual arguments : variables we pass while invoking the function.</text:span></text:p>
              </text:list-item>
              <text:list-item>
                <text:p><text:span text:style-name="T4">Parameters / formal arguments : variables referred within the function which are passed by the calling function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draw:frame presentation:style-name="pr9" draw:text-style-name="P4" draw:layer="layout" svg:width="18.202cm" svg:height="0.888cm" svg:x="0.212cm" svg:y="0.169cm" presentation:class="title">
          <draw:text-box>
            <text:p><text:span text:style-name="T3">Cont ..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4">Functions can be classified as follows:</text:span></text:p>
              </text:list-header>
            </text:list>
            <text:list text:style-name="L4">
              <text:list-header>
                <text:p><text:span text:style-name="T4"/></text:p>
                <text:list>
                  <text:list-item>
                    <text:p><text:span text:style-name="T9">Functions with no arguments and no return value</text:span></text:p>
                  </text:list-item>
                  <text:list-item>
                    <text:p><text:span text:style-name="T9">Functions with no arguments but a return value</text:span></text:p>
                  </text:list-item>
                  <text:list-item>
                    <text:p><text:span text:style-name="T9">Functions with arguments but no return value</text:span></text:p>
                  </text:list-item>
                  <text:list-item>
                    <text:p><text:span text:style-name="T9">Functions with arguments and return value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Cont ..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4">Which of these is valid?</text:span></text:p>
              </text:list-header>
              <text:list-item>
                <text:p><text:span text:style-name="T4">int fun( int i, int k, int j);</text:span></text:p>
              </text:list-item>
              <text:list-item>
                <text:p><text:span text:style-name="T4">int fun( int i, k, float j);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Order Of Evaluation of function arguments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The order of evaluation of arguments is unspecified in C and it depends on the compiler.</text:span></text:p>
              </text:list-item>
              <text:list-item>
                <text:p><text:span text:style-name="T4">Eg: int i = 10;</text:span></text:p>
                <text:list>
                  <text:list-header>
                    <text:p><text:span text:style-name="T4">printf(“%d%d%d”, ++i, i++, i);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Scope Of A Function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Code or data defined in a function cannot interact with the code or data in another function, because they have different scopes.</text:span></text:p>
              </text:list-item>
              <text:list-item>
                <text:p><text:span text:style-name="T4">A local variable comes into existence when the function is entered and destroyed upon exit.</text:span></text:p>
              </text:list-item>
              <text:list-item>
                <text:p><text:span text:style-name="T4">Exception for this rule is when variable is declared with static storage class specifier.</text:span></text:p>
              </text:list-item>
              <text:list-item>
                <text:p><text:span text:style-name="T4">All function have file scope thus you cannot define a function within a function. 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Return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Return statement is used to immediately exit from called function to calling function.</text:span></text:p>
                <text:p><text:span text:style-name="T4">Eg: return;</text:span></text:p>
                <text:p><text:span text:style-name="T9"><text:s text:c="6"/></text:span><text:span text:style-name="T9">return (expression)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Variables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Local </text:span></text:p>
              </text:list-item>
              <text:list-item>
                <text:p><text:span text:style-name="T4">Global</text:span></text:p>
              </text:list-item>
              <text:list-item>
                <text:p><text:span text:style-name="T4">Static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 xml:id="id14" draw:id="id14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Function Arguments</text:span></text:p>
          </draw:text-box>
        </draw:frame>
        <draw:frame presentation:style-name="pr4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Call by value</text:span></text:p>
              </text:list-item>
              <text:list-item>
                <text:p><text:span text:style-name="T4">Call by referenc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 xml:id="id15" draw:id="id15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Call by value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This method copies the value of an argument into the formal parameter of the subroutine</text:span></text:p>
              </text:list-item>
              <text:list-item>
                <text:p><text:span text:style-name="T4">Changes made to the parameter have no effect on argument.</text:span></text:p>
                <text:p><text:span text:style-name="T4">Eg: sum of 2 num.</text:span></text:p>
                <text:p><text:span text:style-name="T4">Main() <text:s text:c="45"/>int sum(int a, int b)</text:span></text:p>
                <text:list>
                  <text:list-header>
                    <text:p><text:span text:style-name="T4">{ <text:s text:c="70"/>{</text:span></text:p>
                    <text:p><text:span text:style-name="T4">int n1 = 10; <text:s text:c="54"/>int c <text:s/>= a + b;</text:span></text:p>
                    <text:p><text:span text:style-name="T4">int n2 = 20; <text:s text:c="54"/>return c;</text:span></text:p>
                    <text:p><text:span text:style-name="T4">Int n3 = sum( n1, n2); <text:s text:c="38"/>}</text:span></text:p>
                    <text:p><text:span text:style-name="T4">printf(“%d”, n3);</text:span></text:p>
                    <text:p><text:span text:style-name="T4">}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 xml:id="id16" draw:id="id16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Call by reference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In this method, the address of an argument is copied into the parameter.</text:span></text:p>
              </text:list-item>
              <text:list-item>
                <text:p><text:span text:style-name="T4">Address is used to access argument used in the call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 xml:id="id17" draw:id="id17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Pointer as an argument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These allow function to alter variables outside their own scope.</text:span></text:p>
                <text:p><text:span text:style-name="T4">Eg: swap two numbers</text:span></text:p>
                <text:p><text:span text:style-name="T4">declaration : swap_num(&amp;n1 , &amp;n2);</text:span></text:p>
                <text:p><text:span text:style-name="T4">definition : swap_num(int *num1, int *num2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{</text:span></text:p>
                            <text:p><text:span text:style-name="T4">int temp;</text:span></text:p>
                            <text:p><text:span text:style-name="T4">temp = *num1;</text:span></text:p>
                            <text:p><text:span text:style-name="T4">*num1 = *num2;</text:span></text:p>
                            <text:p><text:span text:style-name="T4">*num2 = temp</text:span></text:p>
                            <text:p><text:span text:style-name="T4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 xml:id="id18" draw:id="id18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Array as an argument</text:span></text:p>
          </draw:text-box>
        </draw:frame>
        <draw:frame presentation:style-name="pr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While passing array as argument to the function, only the name of the array is passed.</text:span></text:p>
                <text:p><text:span text:style-name="T4">Eg: finding average of age</text:span></text:p>
                <text:p><text:span text:style-name="T4">declaration : float average( float age[]);</text:span></text:p>
                <text:p><text:span text:style-name="T4">function call: average(age);</text:span></text:p>
                <text:p><text:span text:style-name="T4">definition : float average(float age[]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{</text:span></text:p>
                            <text:p><text:span text:style-name="T4">int I;</text:span></text:p>
                            <text:p><text:span text:style-name="T4">float avg, sum = 0;</text:span></text:p>
                            <text:p><text:span text:style-name="T4">for( I = 0; I &lt; size; ++i);</text:span></text:p>
                            <text:p><text:span text:style-name="T4">sum = sum + age[i];</text:span></text:p>
                            <text:p><text:span text:style-name="T4">avg = sum / size;</text:span></text:p>
                            <text:p><text:span text:style-name="T4">return avg;</text:span></text:p>
                            <text:p><text:span text:style-name="T4">}</text:span>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 xml:id="id19" draw:id="id19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Cont ..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4">Which is the syntax (for call) to send an array as a parameter to function?</text:span></text:p>
              </text:list-header>
              <text:list-item>
                <text:p><text:span text:style-name="T4">func( &amp;array);</text:span></text:p>
              </text:list-item>
              <text:list-item>
                <text:p><text:span text:style-name="T4">func( array);</text:span></text:p>
              </text:list-item>
              <text:list-item>
                <text:p><text:span text:style-name="T4">func( *array);</text:span></text:p>
              </text:list-item>
              <text:list-item>
                <text:p><text:span text:style-name="T4">func( array[size]);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 xml:id="id20" draw:id="id20">
        <draw:frame presentation:style-name="pr10" draw:text-style-name="P4" draw:layer="layout" svg:width="18.202cm" svg:height="0.888cm" svg:x="0.212cm" svg:y="0.169cm" presentation:class="title">
          <draw:text-box>
            <text:p><text:span text:style-name="T3">Recursion</text:span></text:p>
          </draw:text-box>
        </draw:frame>
        <draw:frame presentation:style-name="pr4" draw:text-style-name="P5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A function that calls itself is called a recursive function.</text:span></text:p>
                <text:p><text:span text:style-name="T4">Eg: int main()</text:span></text:p>
                <text:list>
                  <text:list-header>
                    <text:p><text:span text:style-name="T4">{</text:span></text:p>
                    <text:p><text:span text:style-name="T4">.</text:span></text:p>
                    <text:p><text:span text:style-name="T4">recurse();</text:span></text:p>
                    <text:p><text:span text:style-name="T4">}</text:span></text:p>
                    <text:p><text:span text:style-name="T4">void recurse()</text:span></text:p>
                    <text:p><text:span text:style-name="T4">{</text:span></text:p>
                    <text:p><text:span text:style-name="T4">recurse();</text:span></text:p>
                    <text:p><text:span text:style-name="T4">}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3T32" xml:id="id21" draw:id="id21">
        <draw:frame presentation:style-name="pr11" draw:text-style-name="P4" draw:layer="layout" svg:width="18.202cm" svg:height="4.12cm" svg:x="0.212cm" svg:y="0.169cm" presentation:class="subtitle">
          <draw:text-box>
            <text:p><text:span text:style-name="T3">Queries??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3T32" xml:id="id22" draw:id="id22">
        <draw:frame presentation:style-name="pr11" draw:text-style-name="P4" draw:layer="layout" svg:width="18.202cm" svg:height="4.12cm" svg:x="0.212cm" svg:y="0.169cm" presentation:class="subtitle">
          <draw:text-box>
            <text:p><text:span text:style-name="T3">Feedbac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ddress" xml:id="id23" draw:id="id23"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3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osing" xml:id="id24" draw:id="id24"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4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A46058A6A51A8802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AA3D221FF69E1C5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9ED62C2788CE406B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02DE7574CC30BEBD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B7F130BBCCE3DE39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09:52:24.752186654</meta:creation-date>
    <dc:date>2016-12-06T12:37:30.719674744</dc:date>
    <meta:editing-duration>PT5H34M57S</meta:editing-duration>
    <meta:editing-cycles>20</meta:editing-cycles>
    <meta:generator>LibreOffice/4.2.4.2$Linux_x86 LibreOffice_project/420m0$Build-2</meta:generator>
    <meta:document-statistic meta:object-count="192"/>
  </office:meta>
</office:document-meta>
</file>